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underline-style="none"/>
    </style:style>
    <style:style style:name="P2" style:family="paragraph" style:parent-style-name="Standard">
      <style:paragraph-properties fo:text-align="center" style:justify-single-word="false"/>
      <style:text-properties fo:color="#000000" fo:font-style="normal" style:text-underline-style="none" style:font-style-asian="normal" style:font-style-complex="normal"/>
    </style:style>
    <style:style style:name="P3" style:family="paragraph" style:parent-style-name="Standard">
      <style:paragraph-properties fo:text-align="center" style:justify-single-word="false" fo:break-before="page"/>
      <style:text-properties fo:color="#000000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db16d"/>
    </style:style>
    <style:style style:name="P5" style:family="paragraph" style:parent-style-name="Standard">
      <style:paragraph-properties fo:text-align="center" style:justify-single-word="false"/>
      <style:text-properties fo:color="#000000" style:text-underline-style="none" officeooo:paragraph-rsid="000db16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none" fo:font-weight="bold" officeooo:paragraph-rsid="000db16d" style:font-weight-asian="bold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cf4b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cf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ikido practitioner</text:p>
      <text:p text:style-name="P5"><text:span text:style-name="T4">FirstName LastName</text:span></text:p>
      <text:p text:style-name="P4"><text:span text:style-name="T2">name@mailaddress.com</text:span></text:p>
      <text:p text:style-name="P1">+316 <text:span text:style-name="T4">1234 5678</text:span></text:p>
      <text:p text:style-name="P1">Utrecht, the Netherlands</text:p>
      <text:p text:style-name="P1">European Union</text:p>
      <text:p text:style-name="P3">contains wooden sticks</text:p>
      <text:p text:style-name="P1"/>
      <text:p text:style-name="P1">for address, please turn<text:span text:style-name="T3"> over</text:span></text:p>
      <text:p text:style-name="P2">pour l'address, tournez, s'il vous plaît</text:p>
      <text:p text:style-name="P2">für adresse, bitte wenden</text:p>
      <text:p text:style-name="P1"><text:span text:style-name="T3">voor adres, zie omme</text:span>zij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02T13:31:18</meta:creation-date>
    <meta:print-date>2009-07-02T13:39:07</meta:print-date>
    <dc:date>2013-07-14T13:40:10</dc:date>
    <meta:editing-duration>PT14M21S</meta:editing-duration>
    <meta:editing-cycles>4</meta:editing-cycles>
    <meta:generator>LibreOffice/4.0.2.2$Linux_X86_64 LibreOffice_project/400m0$Build-2</meta:generator>
    <meta:keyword>aikido</meta:keyword>
    <meta:keyword>foudral</meta:keyword>
    <meta:keyword>label</meta:keyword>
    <meta:keyword>address</meta:keyword>
    <dc:title>Foudral address label</dc:title>
    <meta:document-statistic meta:table-count="0" meta:image-count="0" meta:object-count="0" meta:page-count="2" meta:paragraph-count="11" meta:word-count="35" meta:character-count="250" meta:non-whitespace-character-count="226"/>
  </office:meta>
</office:document-meta>
</file>